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, Verdana, sans-serif"/>
    <style:font-face style:name="FreeSans" svg:font-family="FreeSans"/>
    <style:font-face style:name="Noto Sans Kufi Arabic" svg:font-family="'Noto Sans Kufi Arabic'"/>
    <style:font-face style:name="Roboto" svg:font-family="Roboto, arial, 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  <style:text-properties fo:color="#252525" style:font-name="Roboto" fo:font-size="10pt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  <style:text-properties fo:color="#222222" style:font-name="Noto Sans Kufi Arabic" fo:font-size="11pt" style:text-underline-style="solid" style:text-underline-width="auto" style:text-underline-color="font-color" fo:background-color="transparent"/>
    </style:style>
    <style:style style:name="P5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2d2d2d" fo:letter-spacing="normal"/>
    </style:style>
    <style:style style:name="P6" style:family="paragraph" style:parent-style-name="Text_20_body">
      <style:paragraph-properties fo:margin-left="0in" fo:margin-right="0in" fo:margin-top="0in" fo:margin-bottom="0.1799in" loext:contextual-spacing="false" style:line-height-at-least="0.1665in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799in" loext:contextual-spacing="false" style:line-height-at-least="0.1665in" fo:orphans="2" fo:widows="2" fo:text-indent="0in" style:auto-text-indent="false"/>
      <style:text-properties fo:font-variant="normal" fo:text-transform="none" fo:color="#222222" fo:letter-spacing="normal"/>
    </style:style>
    <style:style style:name="P8" style:family="paragraph" style:parent-style-name="Text_20_body">
      <style:paragraph-properties fo:margin-left="0in" fo:margin-right="0in" fo:margin-top="0in" fo:margin-bottom="0.1799in" loext:contextual-spacing="false" style:line-height-at-least="0.1457in" fo:orphans="2" fo:widows="2" fo:text-indent="0in" style:auto-text-indent="false"/>
      <style:text-properties fo:font-variant="normal" fo:text-transform="none" fo:color="#252525" fo:letter-spacing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.1799in" loext:contextual-spacing="false" style:line-height-at-least="0.1457in" fo:orphans="2" fo:widows="2" fo:text-indent="0in" style:auto-text-indent="false"/>
      <style:text-properties fo:font-variant="normal" fo:text-transform="none" fo:color="#252525" fo:letter-spacing="normal" style:font-name-complex="Arial" style:font-size-complex="10.5pt" style:font-style-complex="normal" style:font-weight-complex="normal" loext:padding="0in" loext:border="none"/>
    </style:style>
    <style:style style:name="P10" style:family="paragraph" style:parent-style-name="Text_20_body">
      <style:paragraph-properties fo:margin-left="0in" fo:margin-right="0in" fo:margin-top="0in" fo:margin-bottom="0.1799in" loext:contextual-spacing="false" style:line-height-at-least="0.1457in" fo:orphans="2" fo:widows="2" fo:text-indent="0in" style:auto-text-indent="false"/>
      <style:text-properties fo:font-variant="normal" fo:text-transform="none" fo:color="#252525" style:font-name="Roboto" fo:font-size="13pt" fo:font-style="normal" fo:font-weight="normal" loext:padding="0in" loext:border="none"/>
    </style:style>
    <style:style style:name="P11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22222" fo:letter-spacing="normal"/>
    </style:style>
    <style:style style:name="P12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22222" style:text-line-through-style="none" style:text-line-through-type="none" fo:letter-spacing="normal" style:text-underline-style="none" style:text-blinking="false"/>
    </style:style>
    <style:style style:name="P13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14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d2d2d" fo:letter-spacing="normal"/>
    </style:style>
    <style:style style:name="P15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</style:style>
    <style:style style:name="P16" style:family="paragraph" style:parent-style-name="Text_20_body">
      <style:paragraph-properties fo:margin-left="0.05in" fo:margin-right="0.05in" fo:margin-top="0.05in" fo:margin-bottom="0.05in" loext:contextual-spacing="false" style:line-height-at-least="0.1457in" fo:orphans="2" fo:widows="2" fo:text-indent="0in" style:auto-text-indent="false"/>
      <style:text-properties fo:font-variant="normal" fo:text-transform="none" fo:color="#252525" fo:letter-spacing="normal" loext:padding="0in" loext:border="none"/>
    </style:style>
    <style:style style:name="P17" style:family="paragraph" style:parent-style-name="Text_20_body">
      <style:paragraph-properties fo:margin-left="0.05in" fo:margin-right="0.05in" fo:margin-top="0.05in" fo:margin-bottom="0.05in" loext:contextual-spacing="false" style:line-height-at-least="0.1457in" fo:orphans="2" fo:widows="2" fo:text-indent="0in" style:auto-text-indent="false"/>
      <style:text-properties fo:font-variant="normal" fo:text-transform="none" fo:color="#222222" fo:letter-spacing="normal" loext:padding="0in" loext:border="none"/>
    </style:style>
    <style:style style:name="P18" style:family="paragraph" style:parent-style-name="Text_20_body">
      <style:paragraph-properties fo:margin-left="0.05in" fo:margin-right="0.05in" fo:margin-top="0.05in" fo:margin-bottom="0.05in" loext:contextual-spacing="false" style:line-height-at-least="0.1457in" fo:orphans="2" fo:widows="2" fo:text-indent="0in" style:auto-text-indent="false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margin-left="0in" fo:margin-right="0in" fo:margin-top="0in" fo:margin-bottom="0.1799in" loext:contextual-spacing="false" style:line-height-at-least="0.1665in" fo:orphans="2" fo:widows="2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.1799in" loext:contextual-spacing="false" style:line-height-at-least="0.1665in" fo:orphans="2" fo:widows="2" fo:text-indent="0in" style:auto-text-indent="false"/>
      <style:text-properties fo:font-variant="normal" fo:text-transform="none" fo:color="#222222" fo:letter-spacing="normal"/>
    </style:style>
    <style:style style:name="P22" style:family="paragraph" style:parent-style-name="Text_20_body">
      <style:paragraph-properties fo:margin-left="0in" fo:margin-right="0in" fo:margin-top="0in" fo:margin-bottom="0.1799in" loext:contextual-spacing="false" style:line-height-at-least="0.1457in" fo:orphans="2" fo:widows="2" fo:text-indent="0in" style:auto-text-indent="false"/>
      <style:text-properties fo:font-variant="normal" fo:text-transform="none" fo:color="#252525" style:font-name="Roboto" fo:font-size="13pt" fo:font-style="normal" fo:font-weight="normal" loext:padding="0in" loext:border="none"/>
    </style:style>
    <style:style style:name="P23" style:family="paragraph" style:parent-style-name="Text_20_body">
      <style:paragraph-properties fo:margin-left="0in" fo:margin-right="0in" fo:margin-top="0in" fo:margin-bottom="0.1799in" loext:contextual-spacing="false" style:line-height-at-least="0.1457in" fo:orphans="2" fo:widows="2" fo:text-indent="0in" style:auto-text-indent="false"/>
      <style:text-properties fo:font-variant="normal" fo:text-transform="none" fo:color="#252525" fo:letter-spacing="normal" style:font-name-complex="Arial" style:font-size-complex="10.5pt" style:font-style-complex="normal" style:font-weight-complex="normal" loext:padding="0in" loext:border="none"/>
    </style:style>
    <style:style style:name="P24" style:family="paragraph" style:parent-style-name="Text_20_body">
      <style:paragraph-properties fo:margin-left="0in" fo:margin-right="0in" fo:margin-top="0in" fo:margin-bottom="0.1799in" loext:contextual-spacing="false" style:line-height-at-least="0.1457in" fo:orphans="2" fo:widows="2" fo:text-indent="0in" style:auto-text-indent="false"/>
      <style:text-properties fo:font-variant="normal" fo:text-transform="none" fo:color="#252525" fo:letter-spacing="normal" loext:padding="0in" loext:border="none"/>
    </style:style>
    <style:style style:name="P25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</style:style>
    <style:style style:name="P26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  <style:text-properties fo:color="#252525" style:font-name="Roboto" fo:font-size="10pt"/>
    </style:style>
    <style:style style:name="P27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  <style:text-properties fo:color="#222222" style:font-name="Noto Sans Kufi Arabic" fo:font-size="11pt" style:text-underline-style="solid" style:text-underline-width="auto" style:text-underline-color="font-color" fo:background-color="transparent"/>
    </style:style>
    <style:style style:name="P28" style:family="paragraph" style:parent-style-name="Text_20_body">
      <style:paragraph-properties fo:margin-left="0in" fo:margin-right="0in" fo:margin-top="0in" fo:margin-bottom="0in" loext:contextual-spacing="false" style:line-height-at-least="0.1457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29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22222" fo:letter-spacing="normal"/>
    </style:style>
    <style:style style:name="P30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22222" style:text-line-through-style="none" style:text-line-through-type="none" fo:letter-spacing="normal" style:text-underline-style="none" style:text-blinking="false"/>
    </style:style>
    <style:style style:name="P31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22222" style:font-name="Arial" fo:font-size="10.5pt" fo:letter-spacing="normal" fo:font-style="normal" fo:font-weight="normal"/>
    </style:style>
    <style:style style:name="P32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  <style:text-properties fo:font-variant="normal" fo:text-transform="none" fo:color="#2d2d2d" fo:letter-spacing="normal"/>
    </style:style>
    <style:style style:name="P33" style:family="paragraph" style:parent-style-name="Text_20_body">
      <style:paragraph-properties fo:margin-left="0in" fo:margin-right="0in" fo:margin-top="0in" fo:margin-bottom="0.1in" loext:contextual-spacing="false" style:line-height-at-least="0.1665in" fo:orphans="2" fo:widows="2" fo:text-indent="0in" style:auto-text-indent="false"/>
    </style:style>
    <style:style style:name="P34" style:family="paragraph" style:parent-style-name="Text_20_body">
      <style:paragraph-properties fo:margin-left="0.05in" fo:margin-right="0.05in" fo:margin-top="0.05in" fo:margin-bottom="0.05in" loext:contextual-spacing="false" style:line-height-at-least="0.1457in" fo:orphans="2" fo:widows="2" fo:text-indent="0in" style:auto-text-indent="false"/>
    </style:style>
    <style:style style:name="P35" style:family="paragraph" style:parent-style-name="Text_20_body">
      <style:paragraph-properties fo:margin-left="0.05in" fo:margin-right="0.05in" fo:margin-top="0.05in" fo:margin-bottom="0.05in" loext:contextual-spacing="false" style:line-height-at-least="0.1457in" fo:orphans="2" fo:widows="2" fo:text-indent="0in" style:auto-text-indent="false"/>
      <style:text-properties fo:font-variant="normal" fo:text-transform="none" fo:color="#252525" fo:letter-spacing="normal" loext:padding="0in" loext:border="none"/>
    </style:style>
    <style:style style:name="P36" style:family="paragraph" style:parent-style-name="Text_20_body">
      <style:paragraph-properties fo:margin-left="0.05in" fo:margin-right="0.05in" fo:margin-top="0.05in" fo:margin-bottom="0.05in" loext:contextual-spacing="false" style:line-height-at-least="0.1457in" fo:orphans="2" fo:widows="2" fo:text-indent="0in" style:auto-text-indent="false"/>
      <style:text-properties fo:font-variant="normal" fo:text-transform="none" fo:color="#222222" fo:letter-spacing="normal" loext:padding="0in" loext:border="none"/>
    </style:style>
    <style:style style:name="P37" style:family="paragraph" style:parent-style-name="Heading_20_2">
      <style:paragraph-properties fo:text-align="center" style:justify-single-word="false"/>
      <style:text-properties fo:font-variant="normal" fo:text-transform="none" fo:color="#2d2d2d" fo:letter-spacing="normal" style:font-name-complex="Arial" style:font-size-complex="22pt" style:language-complex="hi" style:country-complex="IN" style:font-style-complex="normal"/>
    </style:style>
    <style:style style:name="P38" style:family="paragraph" style:parent-style-name="Heading_20_3">
      <style:paragraph-properties fo:margin-left="0in" fo:margin-right="0in" fo:orphans="2" fo:widows="2" fo:text-indent="0in" style:auto-text-indent="false"/>
      <style:text-properties fo:font-variant="normal" fo:text-transform="none" fo:color="#2d2d2d" fo:letter-spacing="normal"/>
    </style:style>
    <style:style style:name="T1" style:family="text">
      <style:text-properties fo:font-variant="normal" fo:text-transform="none" fo:color="#222222" style:font-name="Noto Sans Kufi Arabic" fo:font-size="11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" style:family="text">
      <style:text-properties fo:font-variant="normal" fo:text-transform="none" fo:color="#222222" style:font-name="Noto Sans Kufi Arabic" fo:font-size="11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222222" style:text-line-through-style="none" style:text-line-through-type="none" style:font-name="Noto Sans Kufi Arabic" fo:font-size="11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222222" style:text-line-through-style="none" style:text-line-through-type="none" fo:letter-spacing="normal" style:text-underline-style="none" style:text-blinking="false" fo:background-color="transparent" loext:char-shading-value="0" style:font-name-complex="Arial" style:font-size-complex="11pt" style:language-complex="hi" style:country-complex="IN" style:font-style-complex="normal" style:font-weight-complex="normal"/>
    </style:style>
    <style:style style:name="T5" style:family="text">
      <style:text-properties fo:font-variant="normal" fo:text-transform="none" fo:color="#222222" style:text-line-through-style="none" style:text-line-through-type="none" fo:letter-spacing="normal" style:text-underline-style="none" style:text-blinking="false" fo:background-color="transparent" loext:char-shading-value="0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222222" fo:letter-spacing="normal" style:text-underline-style="solid" style:text-underline-width="auto" style:text-underline-color="font-color" fo:background-color="transparent" loext:char-shading-value="0" style:font-name-complex="Arial" style:font-size-complex="11pt" style:language-complex="hi" style:country-complex="IN" style:font-style-complex="normal" style:font-weight-complex="normal"/>
    </style:style>
    <style:style style:name="T7" style:family="text">
      <style:text-properties fo:font-variant="normal" fo:text-transform="none" fo:color="#222222" fo:letter-spacing="normal" fo:background-color="transparent" loext:char-shading-value="0" style:font-name-complex="Arial" style:font-size-complex="11pt" style:language-complex="hi" style:country-complex="IN" style:font-style-complex="normal" style:font-weight-complex="normal"/>
    </style:style>
    <style:style style:name="T8" style:family="text">
      <style:text-properties fo:font-variant="normal" fo:text-transform="none" fo:color="#222222" fo:letter-spacing="normal" fo:background-color="transparent" loext:char-shading-value="0" style:font-name-complex="Arial" style:font-size-complex="10.5pt" style:font-style-complex="normal" style:font-weight-complex="normal"/>
    </style:style>
    <style:style style:name="T9" style:family="text">
      <style:text-properties fo:font-variant="normal" fo:text-transform="none" fo:color="#279ec8" style:font-name="Noto Sans Kufi Arabic" fo:font-size="11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fo:font-variant="normal" fo:text-transform="none" fo:color="#279ec8" style:font-name="Noto Sans Kufi Arabic" fo:font-size="11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279ec8" style:text-line-through-style="none" style:text-line-through-type="none" style:font-name="Noto Sans Kufi Arabic" fo:font-size="11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style:font-name="Noto Sans Kufi Arabic" fo:font-size="18pt" fo:language="hi" fo:country="IN" fo:font-style="normal"/>
    </style:style>
    <style:style style:name="T13" style:family="text">
      <style:text-properties style:font-name="Noto Sans Kufi Arabic" fo:font-size="18pt" fo:language="hi" fo:country="IN" fo:font-style="normal" fo:font-weight="normal"/>
    </style:style>
    <style:style style:name="T14" style:family="text">
      <style:text-properties style:font-name="Noto Sans Kufi Arabic" fo:font-size="18pt" fo:font-style="normal" fo:font-weight="normal"/>
    </style:style>
    <style:style style:name="T15" style:family="text">
      <style:text-properties style:font-name="Noto Sans Kufi Arabic" fo:font-size="11pt" fo:font-style="normal" fo:font-weight="normal"/>
    </style:style>
    <style:style style:name="T16" style:family="text">
      <style:text-properties style:font-name="Noto Sans Kufi Arabic" fo:font-size="11pt" fo:font-style="normal" fo:font-weight="normal" fo:background-color="transparent" loext:char-shading-value="0"/>
    </style:style>
    <style:style style:name="T17" style:family="text">
      <style:text-properties style:font-name="Arial1" fo:font-size="14pt" fo:font-style="normal" fo:font-weight="bold"/>
    </style:style>
    <style:style style:name="T18" style:family="text">
      <style:text-properties style:font-name="Roboto" fo:font-size="18pt" fo:language="hi" fo:country="IN" fo:font-style="normal" fo:font-weight="normal"/>
    </style:style>
    <style:style style:name="T19" style:family="text">
      <style:text-properties style:font-name="Roboto" fo:font-size="10.5pt" fo:font-style="normal" fo:font-weight="normal"/>
    </style:style>
    <style:style style:name="T20" style:family="text">
      <style:text-properties style:font-name="Roboto" fo:font-size="13pt" fo:font-style="normal" fo:font-weight="normal"/>
    </style:style>
    <style:style style:name="T21" style:family="text">
      <style:text-properties style:font-name="Arial" fo:font-style="normal"/>
    </style:style>
    <style:style style:name="T22" style:family="text">
      <style:text-properties style:font-name-complex="Arial" style:font-size-complex="18pt" style:language-complex="hi" style:country-complex="IN" style:font-style-complex="normal"/>
    </style:style>
    <style:style style:name="T23" style:family="text">
      <style:text-properties style:font-name-complex="Arial" style:font-size-complex="18pt" style:language-complex="hi" style:country-complex="IN" style:font-style-complex="normal" style:font-weight-complex="normal"/>
    </style:style>
    <style:style style:name="T24" style:family="text">
      <style:text-properties style:font-name-complex="Arial" style:font-size-complex="12pt" style:language-complex="hi" style:country-complex="IN" style:font-style-complex="normal" style:font-weight-complex="bold"/>
    </style:style>
    <style:style style:name="T25" style:family="text">
      <style:text-properties style:font-name-complex="Arial" style:font-size-complex="12pt" style:language-complex="hi" style:country-complex="IN" style:font-style-complex="normal" style:font-weight-complex="bold" loext:padding="0in" loext:border="none"/>
    </style:style>
    <style:style style:name="T26" style:family="text">
      <style:text-properties style:font-name-complex="Arial" style:font-size-complex="11pt" style:language-complex="hi" style:country-complex="IN" style:font-style-complex="normal" style:font-weight-complex="normal"/>
    </style:style>
    <style:style style:name="T27" style:family="text">
      <style:text-properties style:font-name-complex="Arial" style:font-size-complex="13pt" style:language-complex="hi" style:country-complex="IN" style:font-style-complex="normal" style:font-weight-complex="normal"/>
    </style:style>
    <style:style style:name="T28" style:family="text">
      <style:text-properties style:font-name-complex="Noto Sans Kufi Arabic" style:font-size-complex="18pt" style:font-style-complex="normal" style:font-weight-complex="normal"/>
    </style:style>
    <style:style style:name="T29" style:family="text">
      <style:text-properties fo:background-color="transparent" loext:char-shading-value="0" style:font-name-complex="Arial" style:font-size-complex="11pt" style:language-complex="hi" style:country-complex="IN" style:font-style-complex="normal" style:font-weight-complex="normal"/>
    </style:style>
    <style:style style:name="T30" style:family="text">
      <style:text-properties fo:color="#252525" style:font-name="Roboto" fo:font-size="13pt" fo:font-style="normal" fo:font-weight="normal"/>
    </style:style>
    <style:style style:name="T31" style:family="text">
      <style:text-properties fo:color="#252525" style:font-name="Roboto" fo:font-size="10pt"/>
    </style:style>
    <style:style style:name="T32" style:family="text">
      <style:text-properties style:font-name-complex="Roboto" style:font-size-complex="13pt" style:language-complex="hi" style:country-complex="IN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2">أشهر الخرافات التي تتردد عن الشوكولاتة</text:h>
      <text:h text:style-name="P5" text:outline-level="3"><text:span text:style-name="T12">1-</text:span><text:span text:style-name="T22">الشوكولاتة هي السبب الرئيسي لتسوس الأسنان</text:span></text:h>
      <text:p text:style-name="P6"/>
      <text:p text:style-name="P7"><text:span text:style-name="T29">لكن أظهرت دراسة يابانية أنو حبوب الكاكاو في الواقع بتساعد على وقف البكتيريا التي بتعمل على تسوس الأسنان</text:span><text:span text:style-name="T16">.</text:span></text:p>
      <text:p text:style-name="P7"><text:span text:style-name="T25">إلا أنو السبب الرئيسي في تسوس الأسنان مش الشوكولاتة في حد ذاتها بل أنو تسوس الأسنان بصير لما  تحول البكتيريا السكر الموجود في الشوكولاتة إلى </text:span><text:span text:style-name="T24">أحماض تسبب في تآكل الأسنان وتحدث فيها التجاويف </text:span><text:span text:style-name="T17">.</text:span></text:p>
      <text:p text:style-name="P2"/>
      <text:p text:style-name="P2"/>
      <text:h text:style-name="P5" text:outline-level="3"><text:span text:style-name="T12">2-</text:span><text:span text:style-name="T22">السكر في الشوكولاتة يؤدي إلى نشاط مفرط عند الأطفال</text:span><text:span text:style-name="T21">2-</text:span></text:h>
      <text:p text:style-name="P11"><text:span text:style-name="T26">انو  بالرغم من وجود عدة دراسات حول الموضوع هاذ ، لكن جميعها ما  وجدت أي علاقة بين تناول الأطفال للشوكولاتة والنشاط الزائد</text:span><text:span text:style-name="T15">. </text:span><text:span text:style-name="T26">وإنو البيئة هي الي بتخلق مثل هذا السلوك المفرط عند الأطفال</text:span><text:span text:style-name="T15">.</text:span></text:p>
      <text:p text:style-name="P14"><text:span text:style-name="T14">3-</text:span><text:span text:style-name="T28">الشوكولاتة تسبب حَب الشباب</text:span></text:p>
      <text:p text:style-name="P6"><text:a xlink:type="simple" xlink:href="https://abunawaf.com/media/3-أشهر-الخرافات-عن-الشوكولاتة" text:style-name="Internet_20_link" text:visited-style-name="Visited_20_Internet_20_Link"><text:span text:style-name="T9"><text:line-break/></text:span></text:a><text:span text:style-name="T6">العلماءموجدوش  ولا  دليل بتدعم هاي النظرية، ولا حتى أي علاقة بين ظهور البثور الجلدية والشوكولاتة</text:span><text:span text:style-name="T1">.</text:span></text:p>
      <text:p text:style-name="P10"><text:bookmark text:name="translation"/></text:p>
      <text:p text:style-name="P9"><text:span text:style-name="T32">في الواقع ، بشك كثير من الاطباء الأمراض الجلدية انو </text:span> <text:span text:style-name="T32">حب الشباب ناتج عن مزيج</text:span></text:p>
      <text:p text:style-name="P8"><text:span text:style-name="T27">من المستويات البكتيرية العالية والزيت على الجلد</text:span><text:span text:style-name="T20">.</text:span></text:p>
      <text:section text:style-name="Sect1" text:name="Section1">
        <text:p text:style-name="P3"/>
      </text:section>
      <text:p text:style-name="P4"/>
      <text:p text:style-name="P11"><text:span text:style-name="T13">4-</text:span><text:span text:style-name="T23">تناولها يسبب الإجهاد</text:span></text:p>
      <text:p text:style-name="P6"><text:a xlink:type="simple" xlink:href="https://abunawaf.com/media/4-شائعات-عن-الشوكولاته" text:style-name="Internet_20_link" text:visited-style-name="Visited_20_Internet_20_Link"><text:span text:style-name="T10"><text:line-break/></text:span></text:a><text:span text:style-name="T7">في عدة دراسات  بتحكي   أنو تناول </text:span><text:span text:style-name="T8"> </text:span><text:span text:style-name="T2">42 </text:span><text:span text:style-name="T7">جرام </text:span><text:span text:style-name="T8"> </text:span><text:span text:style-name="T7">من الشوكولاتة الداكنة كل يوم لمدة أسبوعين على التوالي بساعد على خفض معدل الضغط والإجهاد</text:span><text:span text:style-name="T2">.</text:span></text:p>
      <text:p text:style-name="P7"> </text:p>
      <text:p text:style-name="P7"><text:span text:style-name="T13">5-</text:span><text:span text:style-name="T23">تزيد ضغط الدم</text:span></text:p>
      <text:p text:style-name="P6"><text:a xlink:type="simple" xlink:href="https://abunawaf.com/media/5-شائعات-عن-الشوكولاته" text:style-name="Internet_20_link" text:visited-style-name="Visited_20_Internet_20_Link"><text:span text:style-name="T10"><text:line-break/></text:span></text:a><text:span text:style-name="T7">وهاذ الاشي مش صح ، لأنو  الشوكولاتة الداكنة بتساعد في تحسين معدل ضغط الدم ومقاومة الإنسولين، عشنها  بتحتوي على مستوى عالي من المواد المضادة للأكسدة</text:span><text:span text:style-name="T2">.</text:span></text:p>
      <text:p text:style-name="P7"><text:span text:style-name="T13">6-</text:span><text:span text:style-name="T23">مستوى عالٍ من الكافيين</text:span></text:p>
      <text:p text:style-name="P6"><text:soft-page-break/><text:a xlink:type="simple" xlink:href="https://abunawaf.com/media/6-شائعات-عن-الشوكولاته" text:style-name="Internet_20_link" text:visited-style-name="Visited_20_Internet_20_Link"><text:span text:style-name="T11"><text:line-break/></text:span></text:a><text:span text:style-name="T4">الشوكولاتة  سمعتها سيئة بخصوص مستويات  الكافيين</text:span><text:span text:style-name="T3">. </text:span><text:span text:style-name="T4">ولكن بالعكس ، إذ إنو  لوح واحد من شوكولاتة   “هيرشي” فيها </text:span><text:span text:style-name="T3">9 </text:span><text:span text:style-name="T4">ملليغرام من الكافيين، اذا بتقارنها  بكوب قهوة بحجم حوالي </text:span><text:span text:style-name="T3">236</text:span><text:span text:style-name="T4">ملليلتر، الي بتحتوب   على </text:span><text:span text:style-name="T3">163 </text:span><text:span text:style-name="T4">ملليغرام من الكافيين</text:span><text:span text:style-name="T3">.</text:span></text:p>
      <text:p text:style-name="P6"/>
      <text:p text:style-name="P7"><text:span text:style-name="T13">7-</text:span><text:span text:style-name="T23">تساعد على زيادة الوزن</text:span></text:p>
      <text:p text:style-name="P6"><text:a xlink:type="simple" xlink:href="https://abunawaf.com/media/7-شائعات-عن-الشوكولاته" text:style-name="Internet_20_link" text:visited-style-name="Visited_20_Internet_20_Link"><text:span text:style-name="T11"><text:line-break/></text:span></text:a><text:span text:style-name="T4">في الواقع، الشيء المثير للاهتمام حول الشوكولاتة  هو أنها يجب أن تُؤكل باعتدال، والأمر بالمثل مع باقي أنواع الطعام</text:span><text:span text:style-name="T3">.</text:span></text:p>
      <text:p text:style-name="P15"/>
      <text:p text:style-name="P12"><text:span text:style-name="T13">9-</text:span><text:span text:style-name="T23">لا قيمة غذائية</text:span></text:p>
      <text:p text:style-name="P6"><text:a xlink:type="simple" xlink:href="https://abunawaf.com/media/8-شائعات-عن-الشوكولاته" text:style-name="Internet_20_link" text:visited-style-name="Visited_20_Internet_20_Link"><text:span text:style-name="T10"><text:line-break/></text:span></text:a><text:span text:style-name="T4">بالنسبة للفوائد الصيحة في الشوكولاتة فإنها متعدد، بحيث انها بتشتمل على مضادات الأكسدة والمعادن والألياف الغذائية</text:span><text:span text:style-name="T3">.</text:span></text:p>
      <text:p text:style-name="P6"/>
      <text:p text:style-name="P12"><text:span text:style-name="T13">9-</text:span><text:span text:style-name="T23">زيادة نسبة الكولسترول في الدم</text:span></text:p>
      <text:p text:style-name="P15"/>
      <text:p text:style-name="P6"><text:a xlink:type="simple" xlink:href="https://abunawaf.com/media/9-شائعات-عن-الشوكولاته" text:style-name="Internet_20_link" text:visited-style-name="Visited_20_Internet_20_Link"><text:span text:style-name="T11"><text:line-break/></text:span></text:a><text:span text:style-name="T4">مش مثل الاعتقاد السائد، إنو  الشوكولاتة  بحتوي على نسبة عالية من الدهون المشبعة</text:span><text:span text:style-name="T3">. </text:span><text:span text:style-name="T5">هي بالاصل انو </text:span><text:span text:style-name="T4">إحدى العناصر المكونة للشوكولاتة هي زبدة الكاكاو التي فيها  الدهون المشبعة، بس  الأحماض الدهنية تمنعها من زيادة الكولسترول السيئ</text:span><text:span text:style-name="T3">.</text:span></text:p>
      <text:p text:style-name="P13"><text:line-break/></text:p>
      <text:p text:style-name="P15"/>
      <text:p text:style-name="P11"><text:span text:style-name="T13">10-</text:span><text:span text:style-name="T23">أسوأ من الوجبات السريعة</text:span></text:p>
      <text:p text:style-name="P15"><text:a xlink:type="simple" xlink:href="https://abunawaf.com/media/10-شائعات-عن-الشوكولاته" text:style-name="Internet_20_link" text:visited-style-name="Visited_20_Internet_20_Link"><text:span text:style-name="T11"><text:line-break/></text:span></text:a><text:span text:style-name="T4">بالعكس  لوح واحد من شوكولاتة “هيرشي” يعادل اثنين من “بيج ماك” من حيث السعرات الحرارية وعدد الغرامات من الدهون</text:span><text:span text:style-name="T3">.</text:span></text:p>
      <text:p text:style-name="P18"/>
      <text:p text:style-name="P16"><text:span text:style-name="T18">11-</text:span><text:span text:style-name="T23">الشوكولاته تسبب الصداع</text:span></text:p>
      <text:p text:style-name="P17"><text:span text:style-name="T30"><text:line-break/></text:span><text:span text:style-name="T20">. </text:span><text:span text:style-name="T27">في الحقيقة</text:span><text:span text:style-name="T20">: </text:span><text:span text:style-name="T19">  </text:span><text:span text:style-name="T27">اجرت جامعة بيتسبرغ دراسة  بين الشوكولاتة   والصداع ولم تظهر أي صلة بين الشوكولاتة والصداع</text:span></text:p>
      <text:p text:style-name="P13"><text:line-break/><text:span text:style-name="T31"><text:line-break/></text:span></text:p>
      <text:p text:style-name="P1"><text:line-break/></text:p>
      <text:p text:style-name="P2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, Verdana, sans-serif"/>
    <style:font-face style:name="FreeSans" svg:font-family="FreeSans"/>
    <style:font-face style:name="Noto Sans Kufi Arabic" svg:font-family="'Noto Sans Kufi Arabic'"/>
    <style:font-face style:name="Roboto" svg:font-family="Roboto, arial, sans-serif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7:20:34.251596419</meta:creation-date>
    <meta:generator>LibreOffice/5.1.6.2$Linux_X86_64 LibreOffice_project/10m0$Build-2</meta:generator>
    <dc:date>2019-07-02T19:51:53.745210159</dc:date>
    <meta:editing-duration>PT16M25S</meta:editing-duration>
    <meta:editing-cycles>5</meta:editing-cycles>
    <meta:document-statistic meta:table-count="0" meta:image-count="0" meta:object-count="0" meta:page-count="2" meta:paragraph-count="30" meta:word-count="365" meta:character-count="2215" meta:non-whitespace-character-count="1830"/>
  </office:meta>
</office:document-meta>
</file>